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16cm" fo:min-width="5.6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1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5.30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16cm" fo:min-width="5.4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66cm" fo:min-width="5.41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26cm" fo:min-width="5.37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6.8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46cm" fo:min-width="6.19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2.3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638cm" fo:min-width="5.2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2.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3.85cm" fo:min-width="9.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18cm" fo:min-width="7.2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95cm" fo:min-width="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.4cm" svg:height="2.4cm" svg:x="21.5cm" svg:y="3.1cm">
          <text:p text:style-name="P1">Module starts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cm" svg:height="3.8cm" svg:x="22.4cm" svg:y="7.2cm">
          <text:p text:style-name="P1">Module has 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6cm" svg:height="2cm" svg:x="21.6cm" svg:y="12.5cm">
          <text:p text:style-name="P1">Module requests<text:line-break/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6.2cm" svg:height="2.4cm" svg:x="21.7cm" svg:y="15.7cm">
          <text:p text:style-name="P1">DC generetes,<text:line-break/>sends and stores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1cm" svg:height="1.9cm" svg:x="21.7cm" svg:y="19.4cm">
          <text:p text:style-name="P1">Module receives<text:line-break/>and stores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6.1cm" svg:height="2.3cm" svg:x="21.6cm" svg:y="23.5cm">
          <text:p text:style-name="P1">Module requests<text:line-break/>station in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xml:id="id10" draw:id="id10" draw:layer="layout" svg:x1="24.65cm" svg:y1="11cm" svg:x2="24.6cm" svg:y2="12.5cm" draw:start-shape="id1" draw:start-glue-point="6" draw:end-shape="id2" svg:d="M24650 11000v751h-50v749" svg:viewBox="0 0 51 1501">
          <text:p/>
        </draw:connector>
        <draw:connector draw:style-name="gr7" draw:text-style-name="P2" draw:layer="layout" svg:x1="24.6cm" svg:y1="14.5cm" svg:x2="24.8cm" svg:y2="15.7cm" draw:start-shape="id2" draw:end-shape="id3" svg:d="M24600 14500v601h200v599" svg:viewBox="0 0 201 1201">
          <text:p/>
        </draw:connector>
        <draw:connector draw:style-name="gr7" draw:text-style-name="P2" draw:layer="layout" svg:x1="24.8cm" svg:y1="18.1cm" svg:x2="24.75cm" svg:y2="19.4cm" draw:start-shape="id3" draw:end-shape="id4" svg:d="M24800 18100v651h-50v649" svg:viewBox="0 0 51 1301">
          <text:p/>
        </draw:connector>
        <draw:connector draw:style-name="gr7" draw:text-style-name="P2" draw:layer="layout" svg:x1="24.7cm" svg:y1="5.5cm" svg:x2="24.65cm" svg:y2="7.2cm" draw:start-shape="id5" draw:start-glue-point="2" draw:end-shape="id1" draw:end-glue-point="4" svg:d="M24700 5500v851h-50v849" svg:viewBox="0 0 51 1701">
          <text:p/>
        </draw:connector>
        <draw:connector draw:style-name="gr7" draw:text-style-name="P3" draw:layer="layout" svg:x1="24.75cm" svg:y1="21.3cm" svg:x2="24.65cm" svg:y2="23.5cm" draw:start-shape="id4" draw:end-shape="id6" draw:end-glue-point="0" svg:d="M24750 21300v1101h-100v1099" svg:viewBox="0 0 101 2201">
          <text:p/>
        </draw:connector>
        <draw:connector draw:style-name="gr7" draw:text-style-name="P3" draw:layer="layout" draw:line-skew="3.998cm 5.349cm" svg:x1="26.9cm" svg:y1="9.1cm" svg:x2="24.65cm" svg:y2="23.5cm" draw:start-shape="id1" draw:start-glue-point="7" draw:end-shape="id6" draw:end-glue-point="0" svg:d="M26900 9100h4500v13500h-6750v900" svg:viewBox="0 0 6751 14401">
          <text:p/>
        </draw:connector>
        <draw:custom-shape draw:style-name="gr8" draw:text-style-name="P4" xml:id="id7" draw:id="id7" draw:layer="layout" svg:width="7.6cm" svg:height="2.2cm" svg:x="21cm" svg:y="26.9cm">
          <text:p text:style-name="P4"><text:span text:style-name="T1">Dc sends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4.65cm" svg:y1="25.8cm" svg:x2="24.8cm" svg:y2="26.9cm" draw:start-shape="id6" draw:end-shape="id7" svg:d="M24650 25800v551h150v549" svg:viewBox="0 0 151 1101">
          <text:p/>
        </draw:connector>
        <draw:custom-shape draw:style-name="gr9" draw:text-style-name="P4" xml:id="id9" draw:id="id9" draw:layer="layout" svg:width="6.9cm" svg:height="2.1cm" svg:x="13cm" svg:y="36.9cm">
          <text:p text:style-name="P4"><text:span text:style-name="T1">Wipe module ID</text:span><text:span text:style-name="T1"><text:line-break/></text:span><text:span text:style-name="T1">and stat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1" draw:id="id11" draw:layer="layout" svg:width="5.7cm" svg:height="3.4cm" svg:x="22cm" svg:y="31.2cm">
          <text:p text:style-name="P4"><text:span text:style-name="T1">Module hasn’t</text:span><text:span text:style-name="T1"><text:line-break/></text:span><text:span text:style-name="T1">stored DC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xml:id="id12" draw:id="id12" draw:layer="layout" svg:width="6.1cm" svg:height="3.2cm" svg:x="31.3cm" svg:y="36.4cm">
          <text:p text:style-name="P4"><text:span text:style-name="T1">Module stores DC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8" draw:id="id8" draw:layer="layout" svg:width="6.4cm" svg:height="4cm" svg:x="21.8cm" svg:y="36cm">
          <text:p text:style-name="P4"><text:span text:style-name="T1">Stored DC ID matches</text:span><text:span text:style-name="T1"><text:line-break/></text:span><text:span text:style-name="T1">received 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1.8cm" svg:y1="38cm" svg:x2="19.9cm" svg:y2="37.95cm" draw:start-shape="id8" draw:start-glue-point="5" draw:end-shape="id9" draw:end-glue-point="1" svg:d="M21800 38000h-949v-50h-951" svg:viewBox="0 0 1901 51">
          <text:p/>
        </draw:connector>
        <draw:connector draw:style-name="gr7" draw:text-style-name="P3" draw:layer="layout" svg:x1="16.45cm" svg:y1="36.9cm" svg:x2="24.625cm" svg:y2="11.751cm" draw:start-shape="id9" draw:start-glue-point="0" draw:end-shape="id10" draw:end-glue-point="0" svg:d="M16450 36900v-25149h8175" svg:viewBox="0 0 8176 25150">
          <text:p/>
        </draw:connector>
        <draw:connector draw:style-name="gr7" draw:text-style-name="P3" draw:layer="layout" svg:x1="24.8cm" svg:y1="29.1cm" svg:x2="24.85cm" svg:y2="31.2cm" draw:start-shape="id7" draw:end-shape="id11" svg:d="M24800 29100v1051h50v1049" svg:viewBox="0 0 51 2101">
          <text:p/>
        </draw:connector>
        <draw:connector draw:style-name="gr7" draw:text-style-name="P3" draw:layer="layout" svg:x1="24.85cm" svg:y1="34.6cm" svg:x2="25cm" svg:y2="36cm" draw:start-shape="id11" draw:end-shape="id8" svg:d="M24850 34600v701h150v699" svg:viewBox="0 0 151 1401">
          <text:p/>
        </draw:connector>
        <draw:connector draw:style-name="gr7" draw:text-style-name="P3" draw:layer="layout" svg:x1="27.7cm" svg:y1="32.9cm" svg:x2="34.35cm" svg:y2="36.4cm" draw:start-shape="id11" draw:start-glue-point="7" draw:end-shape="id12" draw:end-glue-point="0" svg:d="M27700 32900h6650v3500" svg:viewBox="0 0 6651 3501">
          <text:p/>
        </draw:connector>
        <draw:connector draw:style-name="gr7" draw:text-style-name="P3" draw:layer="layout" svg:x1="34.35cm" svg:y1="39.6cm" svg:x2="25.009cm" svg:y2="43.6cm" draw:start-shape="id12" draw:start-glue-point="2" draw:end-shape="id13" draw:end-glue-point="0" svg:d="M34350 39600v2001h-9341v1999" svg:viewBox="0 0 9342 4001">
          <text:p/>
        </draw:connector>
        <draw:custom-shape draw:style-name="gr13" draw:text-style-name="P3" xml:id="id14" draw:id="id14" draw:layer="layout" svg:width="2.2cm" svg:height="2cm" svg:x="23.9cm" svg:y="4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0.1cm" svg:height="4.1cm" svg:x="32.8cm" svg:y="22.3cm">
          <text:p text:style-name="P4"><text:span text:style-name="T1">Module ID and DC ID cannot be 0.</text:span><text:span text:style-name="T1"><text:line-break/></text:span><text:span text:style-name="T1">Detecting if ID is stored can be</text:span><text:span text:style-name="T1"><text:line-break/></text:span><text:span text:style-name="T1">done using this f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3" draw:id="id13" draw:layer="layout" svg:width="8.1cm" svg:height="3.8cm" svg:x="20.959cm" svg:y="43.6cm">
          <text:p text:style-name="P4"><text:span text:style-name="T1">Module sends</text:span><text:span text:style-name="T1"><text:line-break/></text:span><text:span text:style-name="T1">type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2.5cm" svg:height="4.2cm" svg:x="30.9cm" svg:y="43.6cm">
          <text:p text:style-name="P4"><text:span text:style-name="T1">Type information consists of module ID,</text:span><text:span text:style-name="T1"><text:line-break/></text:span><text:span text:style-name="T1">module type ID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5cm" svg:y1="40cm" svg:x2="25.009cm" svg:y2="43.6cm" draw:start-shape="id8" draw:start-glue-point="6" draw:end-shape="id13" draw:end-glue-point="0" svg:d="M25000 40000v1800h9v1800" svg:viewBox="0 0 10 3601">
          <text:p/>
        </draw:connector>
        <draw:connector draw:style-name="gr7" draw:text-style-name="P3" draw:layer="layout" svg:x1="25.009cm" svg:y1="47.4cm" svg:x2="25cm" svg:y2="49.4cm" draw:start-shape="id13" draw:start-glue-point="2" draw:end-shape="id14" draw:end-glue-point="4" svg:d="M25009 47400v1001h-9v999" svg:viewBox="0 0 10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1:13:50.922605914</meta:creation-date>
    <dc:date>2020-10-12T09:55:56.229285308</dc:date>
    <meta:editing-duration>PT4H19M42S</meta:editing-duration>
    <meta:editing-cycles>4</meta:editing-cycles>
    <meta:generator>LibreOffice/6.4.6.2$Linux_X86_64 LibreOffice_project/40$Build-2</meta:generator>
    <meta:document-statistic meta:object-count="30"/>
  </office:meta>
</office:document-meta>
</file>